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1F00000189BF5808A9.png"/>
  <manifest:file-entry manifest:media-type="image/png" manifest:full-path="Pictures/100000000000029700000281E1E32C94.png"/>
  <manifest:file-entry manifest:media-type="image/png" manifest:full-path="Pictures/10000000000003F80000023D5EE07E14.png"/>
  <manifest:file-entry manifest:media-type="image/png" manifest:full-path="Pictures/100000000000018C000001EEF36B31D6.png"/>
  <manifest:file-entry manifest:media-type="image/png" manifest:full-path="Pictures/100000000000018B0000025BCC469C20.png"/>
  <manifest:file-entry manifest:media-type="image/png" manifest:full-path="Pictures/100000000000014B0000025512CE685F.png"/>
  <manifest:file-entry manifest:media-type="image/png" manifest:full-path="Pictures/10000000000002590000016462BFAABA.png"/>
  <manifest:file-entry manifest:media-type="image/png" manifest:full-path="Pictures/10000000000001D8000001BC011771E4.png"/>
  <manifest:file-entry manifest:media-type="image/png" manifest:full-path="Pictures/100000000000028000000322329AEBC7.png"/>
  <manifest:file-entry manifest:media-type="image/png" manifest:full-path="Pictures/10000000000001370000023802233A9F.png"/>
  <manifest:file-entry manifest:media-type="image/png" manifest:full-path="Pictures/100000000000036800000284FECEDF6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7.45cm" fo:min-width="39.5cm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01cm" fo:min-width="0.996cm"/>
    </style:style>
    <style:style style:name="gr4" style:family="graphic" style:parent-style-name="standard">
      <style:graphic-properties draw:textarea-horizontal-align="justify" draw:textarea-vertical-align="middle" draw:auto-grow-height="false" fo:min-height="1.01cm" fo:min-width="0.657cm"/>
    </style:style>
    <style:style style:name="gr5" style:family="graphic" style:parent-style-name="standard">
      <style:graphic-properties draw:textarea-horizontal-align="justify" draw:textarea-vertical-align="middle" draw:auto-grow-height="false" fo:min-height="1.01cm" fo:min-width="0.521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0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929cm" svg:height="12.543cm" svg:x="32.31cm" svg:y="15.178cm">
          <draw:image xlink:href="Pictures/100000000000014B0000025512CE685F.png" xlink:type="simple" xlink:show="embed" xlink:actuate="onLoad">
            <text:p/>
          </draw:image>
        </draw:frame>
        <draw:frame draw:style-name="gr2" draw:text-style-name="P1" draw:layer="layout" svg:width="8.16cm" svg:height="13.448cm" svg:x="32.181cm" svg:y="1.548cm">
          <draw:image xlink:href="Pictures/100000000000018B0000025BCC469C20.png" xlink:type="simple" xlink:show="embed" xlink:actuate="onLoad">
            <text:p/>
          </draw:image>
        </draw:frame>
        <draw:frame draw:style-name="gr2" draw:text-style-name="P1" draw:layer="layout" svg:width="9.135cm" svg:height="6.746cm" svg:x="1.869cm" svg:y="1.512cm">
          <draw:image xlink:href="Pictures/100000000000036800000284FECEDF6E.png" xlink:type="simple" xlink:show="embed" xlink:actuate="onLoad">
            <text:p/>
          </draw:image>
        </draw:frame>
        <draw:frame draw:style-name="gr2" draw:text-style-name="P1" draw:layer="layout" svg:width="6.993cm" svg:height="8.764cm" svg:x="16.939cm" svg:y="8.115cm">
          <draw:image xlink:href="Pictures/100000000000028000000322329AEBC7.png" xlink:type="simple" xlink:show="embed" xlink:actuate="onLoad">
            <text:p/>
          </draw:image>
        </draw:frame>
        <draw:frame draw:style-name="gr2" draw:text-style-name="P1" draw:layer="layout" svg:width="9.151cm" svg:height="5.42cm" svg:x="16.36cm" svg:y="1.719cm">
          <draw:image xlink:href="Pictures/10000000000002590000016462BFAABA.png" xlink:type="simple" xlink:show="embed" xlink:actuate="onLoad">
            <text:p/>
          </draw:image>
        </draw:frame>
        <draw:frame draw:style-name="gr2" draw:text-style-name="P1" draw:layer="layout" svg:width="7.318cm" svg:height="8.363cm" svg:x="2.634cm" svg:y="9.083cm">
          <draw:image xlink:href="Pictures/100000000000018C000001EEF36B31D6.png" xlink:type="simple" xlink:show="embed" xlink:actuate="onLoad">
            <text:p/>
          </draw:image>
        </draw:frame>
        <draw:frame draw:style-name="gr2" draw:text-style-name="P1" draw:layer="layout" svg:width="9.307cm" svg:height="8.431cm" svg:x="1.908cm" svg:y="18.28cm">
          <draw:image xlink:href="Pictures/100000000000029700000281E1E32C94.png" xlink:type="simple" xlink:show="embed" xlink:actuate="onLoad">
            <text:p/>
          </draw:image>
        </draw:frame>
        <draw:frame draw:style-name="gr2" draw:text-style-name="P1" draw:layer="layout" svg:width="6.143cm" svg:height="8.411cm" svg:x="17.471cm" svg:y="18.419cm">
          <draw:image xlink:href="Pictures/100000000000011F00000189BF5808A9.png" xlink:type="simple" xlink:show="embed" xlink:actuate="onLoad">
            <text:p/>
          </draw:image>
        </draw:frame>
        <draw:custom-shape draw:style-name="gr3" draw:text-style-name="P1" draw:layer="layout" svg:width="2.116cm" svg:height="1.78cm" svg:x="8.303cm" svg:y="5.9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635cm" svg:height="1.78cm" svg:x="6.392cm" svg:y="13.16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635cm" svg:height="1.78cm" svg:x="4.33cm" svg:y="20.97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43cm" svg:height="1.78cm" svg:x="23.726cm" svg:y="5.22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635cm" svg:height="1.78cm" svg:x="21.517cm" svg:y="11.64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635cm" svg:height="1.78cm" svg:x="21.023cm" svg:y="21.88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635cm" svg:height="1.78cm" svg:x="32.567cm" svg:y="14.0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6" draw:text-style-name="P1" draw:layer="layout" svg:width="11.663cm" svg:height="9.827cm" svg:x="26.836cm" svg:y="3.835cm">
          <draw:image xlink:href="Pictures/10000000000001D8000001BC011771E4.png" xlink:type="simple" xlink:show="embed" xlink:actuate="onLoad">
            <text:p/>
          </draw:image>
        </draw:frame>
        <draw:frame draw:style-name="gr6" draw:text-style-name="P1" draw:layer="layout" svg:width="11.934cm" svg:height="6.588cm" svg:x="26.836cm" svg:y="14.687cm">
          <draw:image xlink:href="Pictures/10000000000003F80000023D5EE07E14.png" xlink:type="simple" xlink:show="embed" xlink:actuate="onLoad">
            <text:p/>
          </draw:image>
        </draw:frame>
        <draw:frame draw:style-name="gr6" draw:text-style-name="P1" draw:layer="layout" svg:width="11.998cm" svg:height="24.846cm" svg:x="2.203cm" svg:y="2.207cm">
          <draw:image xlink:href="Pictures/10000000000001370000023802233A9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7-10T17:19:46.58</meta:creation-date>
    <dc:date>2021-09-24T17:08:39.59</dc:date>
    <meta:editing-duration>PT2H11M52S</meta:editing-duration>
    <meta:editing-cycles>15</meta:editing-cycles>
    <meta:generator>OpenOffice/4.1.10$Win32 OpenOffice.org_project/4110m2$Build-9807</meta:generator>
    <dc:creator>m p</dc:creator>
    <meta:document-statistic meta:object-count="19"/>
  </office:meta>
</office:document-meta>
</file>